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177a7" officeooo:paragraph-rsid="001177a7"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177a7" officeooo:paragraph-rsid="001177a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77a7" officeooo:paragraph-rsid="001177a7"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177a7" officeooo:paragraph-rsid="001177a7"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77a7" officeooo:paragraph-rsid="001177a7"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3b36" officeooo:paragraph-rsid="00163b36"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76299" officeooo:paragraph-rsid="0017629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177a7" officeooo:paragraph-rsid="001177a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177a7" officeooo:paragraph-rsid="00163b3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177a7" officeooo:paragraph-rsid="00148bf7"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63b36" officeooo:paragraph-rsid="00163b3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63b36" officeooo:paragraph-rsid="0017629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63b36" officeooo:paragraph-rsid="001805b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76299" officeooo:paragraph-rsid="00176299" style:font-size-asian="12pt" style:font-weight-asian="normal" style:font-size-complex="12pt" style:font-weight-complex="normal"/>
    </style:style>
    <style:style style:name="T1" style:family="text">
      <style:text-properties officeooo:rsid="00148bf7"/>
    </style:style>
    <style:style style:name="T2" style:family="text">
      <style:text-properties officeooo:rsid="00163b36"/>
    </style:style>
    <style:style style:name="T3" style:family="text">
      <style:text-properties officeooo:rsid="00176299"/>
    </style:style>
    <style:style style:name="T4" style:family="text">
      <style:text-properties officeooo:rsid="001805b3"/>
    </style:style>
    <style:style style:name="T5" style:family="text">
      <style:text-properties officeooo:rsid="001177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7</text:p>
      <text:p text:style-name="P1"/>
      <text:p text:style-name="P6">Problem Statement:</text:p>
      <text:p text:style-name="P9">Write a database trigger on Library table. The System should keep track of the records that are being updated or deleted. The old value of updated or deleted records should be added in Library Audit table.</text:p>
      <text:p text:style-name="P3"/>
      <text:p text:style-name="P3">Description: </text:p>
      <text:p text:style-name="P2">Two tables Libary and Library Audit.</text:p>
      <text:p text:style-name="P2">Using triggers to add the updated or deleted rows from Library to Library Audit</text:p>
      <text:p text:style-name="P2"/>
      <text:p text:style-name="P3">Creation of Tables:</text:p>
      <text:p text:style-name="P2"/>
      <text:p text:style-name="P2">create table Library(id int, name nvarchar(20), status nvarchar(2), issuer nvarchar(20));</text:p>
      <text:p text:style-name="P2"/>
      <text:p text:style-name="P2">create table Library_Audit(id int, operation nvarchar(20), name nvarchar(20), status nvarchar(2), issuer nvarchar(20));</text:p>
      <text:p text:style-name="P2"/>
      <text:p text:style-name="P10">insert into Library values (1, "The Fires of Heaven", "I", "Aditya"), (<text:span text:style-name="T1">2</text:span>, "The <text:span text:style-name="T1">Eye of the World</text:span>", "I", "<text:span text:style-name="T1">Eren</text:span>"), (<text:span text:style-name="T1">3</text:span>, "The <text:span text:style-name="T1">Shadow Rising</text:span>", "I", "<text:span text:style-name="T1">Carl</text:span>"), (<text:span text:style-name="T1">4</text:span>, "The <text:span text:style-name="T2">Dragon Reborn</text:span>", "I", "<text:span text:style-name="T2">Robert</text:span>"), (<text:span text:style-name="T1">5</text:span>, "<text:span text:style-name="T1">A Feast for Crows</text:span>", "I", "A<text:span text:style-name="T1">rmin</text:span>"), (<text:span text:style-name="T1">7</text:span>, "<text:span text:style-name="T2">The Great Hunt</text:span>", "I", "<text:span text:style-name="T2">Casey</text:span>"), (<text:span text:style-name="T1">8</text:span>, "<text:span text:style-name="T2">Path of Daggers</text:span>", "I", "<text:span text:style-name="T2">Jarred</text:span>");</text:p>
      <text:p text:style-name="P10"/>
      <text:p text:style-name="P7">Update:</text:p>
      <text:p text:style-name="P10"/>
      <text:p text:style-name="P11">Delimiter $$</text:p>
      <text:p text:style-name="P11"/>
      <text:p text:style-name="P11">CREATE TRIGGER library_update</text:p>
      <text:p text:style-name="P11">After UPDATE on Library for each row</text:p>
      <text:p text:style-name="P11">BEGIN</text:p>
      <text:p text:style-name="P13">insert into Library_Audit <text:span text:style-name="T3">values(</text:span><text:span text:style-name="T4">OLD</text:span>.<text:span text:style-name="T4">id</text:span><text:span text:style-name="T3">, </text:span><text:span text:style-name="T5">"</text:span><text:span text:style-name="T4">update</text:span><text:span text:style-name="T5">"</text:span><text:span text:style-name="T4">,</text:span><text:span text:style-name="T3"> </text:span><text:span text:style-name="T4">OLD</text:span><text:span text:style-name="T3">.name, </text:span><text:span text:style-name="T4">OLD</text:span><text:span text:style-name="T3">.status, </text:span><text:span text:style-name="T4">OLD</text:span><text:span text:style-name="T3">.issuer)</text:span>;</text:p>
      <text:p text:style-name="P11">END<text:span text:style-name="T3">$$</text:span></text:p>
      <text:p text:style-name="P11"/>
      <text:p text:style-name="P11">Delimiter ;</text:p>
      <text:p text:style-name="P11"/>
      <text:p text:style-name="P7">Delete:</text:p>
      <text:p text:style-name="P14"/>
      <text:p text:style-name="P12">Delimiter $$</text:p>
      <text:p text:style-name="P12"/>
      <text:p text:style-name="P12">CREATE TRIGGER library_<text:span text:style-name="T4">delete</text:span></text:p>
      <text:p text:style-name="P12">After <text:span text:style-name="T3">DELETE</text:span> on Library for each row</text:p>
      <text:p text:style-name="P12">BEGIN</text:p>
      <text:p text:style-name="P13">insert into Library_Audit <text:span text:style-name="T3">values(</text:span><text:span text:style-name="T4">OLD </text:span>.<text:span text:style-name="T4">id</text:span><text:span text:style-name="T3">, </text:span><text:span text:style-name="T5">"</text:span><text:span text:style-name="T4">delete</text:span><text:span text:style-name="T5">"</text:span><text:span text:style-name="T4">, OLD</text:span><text:span text:style-name="T3">.name, </text:span><text:span text:style-name="T4">OLD</text:span><text:span text:style-name="T3">.status, </text:span><text:span text:style-name="T4">OLD</text:span><text:span text:style-name="T3">.issuer)</text:span>;</text:p>
      <text:p text:style-name="P12">END<text:span text:style-name="T3">$$</text:span></text:p>
      <text:p text:style-name="P12"/>
      <text:p text:style-name="P12">Delimiter ;</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5:20:40.514410633</meta:creation-date>
    <dc:date>2024-09-09T09:34:25.617814913</dc:date>
    <meta:editing-duration>PT6M28S</meta:editing-duration>
    <meta:editing-cycles>2</meta:editing-cycles>
    <meta:generator>LibreOffice/7.3.7.2$Linux_X86_64 LibreOffice_project/30$Build-2</meta:generator>
    <meta:document-statistic meta:table-count="0" meta:image-count="0" meta:object-count="0" meta:page-count="1" meta:paragraph-count="26" meta:word-count="187" meta:character-count="1278" meta:non-whitespace-character-count="1116"/>
  </office:meta>
</office:document-meta>
</file>